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Tamanho" svg:font-family="Tamanho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5c5000"/>
    </style:style>
    <style:style style:name="P3" style:family="paragraph" style:parent-style-name="Standard">
      <style:text-properties style:font-name="Arial" officeooo:paragraph-rsid="005e4e9e"/>
    </style:style>
    <style:style style:name="P4" style:family="paragraph" style:parent-style-name="Standard">
      <style:text-properties style:font-name="Arial" officeooo:paragraph-rsid="0060afa6"/>
    </style:style>
    <style:style style:name="P5" style:family="paragraph" style:parent-style-name="Standard">
      <style:text-properties style:font-name="Arial" officeooo:paragraph-rsid="0063e2ed"/>
    </style:style>
    <style:style style:name="P6" style:family="paragraph" style:parent-style-name="Standard">
      <style:text-properties style:font-name="Arial" officeooo:paragraph-rsid="00656473"/>
    </style:style>
    <style:style style:name="P7" style:family="paragraph" style:parent-style-name="Standard">
      <style:text-properties style:font-name="Arial" officeooo:paragraph-rsid="0066a9a9"/>
    </style:style>
    <style:style style:name="P8" style:family="paragraph" style:parent-style-name="Standard">
      <style:text-properties style:font-name="Arial" officeooo:paragraph-rsid="006981ff"/>
    </style:style>
    <style:style style:name="P9" style:family="paragraph" style:parent-style-name="Standard">
      <style:text-properties officeooo:paragraph-rsid="005cdf9e"/>
    </style:style>
    <style:style style:name="P10" style:family="paragraph" style:parent-style-name="Standard">
      <style:text-properties officeooo:paragraph-rsid="005e4e9e"/>
    </style:style>
    <style:style style:name="P11" style:family="paragraph" style:parent-style-name="Standard">
      <style:text-properties officeooo:paragraph-rsid="00656473"/>
    </style:style>
    <style:style style:name="P12" style:family="paragraph" style:parent-style-name="Standard">
      <style:text-properties officeooo:paragraph-rsid="006981ff"/>
    </style:style>
    <style:style style:name="P13" style:family="paragraph" style:parent-style-name="Standard">
      <style:paragraph-properties fo:break-before="page"/>
      <style:text-properties style:font-name="Arial" officeooo:paragraph-rsid="006981ff"/>
    </style:style>
    <style:style style:name="P14" style:family="paragraph">
      <style:paragraph-properties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officeooo:rsid="005cdf9e"/>
    </style:style>
    <style:style style:name="T3" style:family="text">
      <style:text-properties style:font-name="Arial" officeooo:rsid="005e4e9e"/>
    </style:style>
    <style:style style:name="T4" style:family="text">
      <style:text-properties style:font-name="Arial" officeooo:rsid="005c5000"/>
    </style:style>
    <style:style style:name="T5" style:family="text">
      <style:text-properties style:font-name="Arial" officeooo:rsid="0063e2ed"/>
    </style:style>
    <style:style style:name="T6" style:family="text">
      <style:text-properties style:font-name="Arial" officeooo:rsid="00656473"/>
    </style:style>
    <style:style style:name="T7" style:family="text">
      <style:text-properties style:font-name="Arial" officeooo:rsid="0066a9a9"/>
    </style:style>
    <style:style style:name="T8" style:family="text">
      <style:text-properties style:font-name="Arial" officeooo:rsid="006b6b72"/>
    </style:style>
    <style:style style:name="T9" style:family="text">
      <style:text-properties style:font-name="Arial" officeooo:rsid="006bb215"/>
    </style:style>
    <style:style style:name="T10" style:family="text">
      <style:text-properties officeooo:rsid="005c5000"/>
    </style:style>
    <style:style style:name="T11" style:family="text">
      <style:text-properties officeooo:rsid="005cdf9e"/>
    </style:style>
    <style:style style:name="T12" style:family="text">
      <style:text-properties officeooo:rsid="005e4e9e"/>
    </style:style>
    <style:style style:name="T13" style:family="text">
      <style:text-properties officeooo:rsid="00607fb8"/>
    </style:style>
    <style:style style:name="T14" style:family="text">
      <style:text-properties officeooo:rsid="0063a8e8"/>
    </style:style>
    <style:style style:name="T15" style:family="text">
      <style:text-properties officeooo:rsid="0063e2ed"/>
    </style:style>
    <style:style style:name="T16" style:family="text">
      <style:text-properties officeooo:rsid="00656473"/>
    </style:style>
    <style:style style:name="T17" style:family="text">
      <style:text-properties officeooo:rsid="0066a9a9"/>
    </style:style>
    <style:style style:name="T18" style:family="text">
      <style:text-properties officeooo:rsid="006b6b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ódigo de honra e conduta discente:</text:span></text:p>
      <text:p text:style-name="Standard"><text:span text:style-name="T1">Eu, </text:span><text:span text:style-name="T8">Lucas Mateus Fernandes </text:span><text:span text:style-name="T1">, matrícula <text:s/></text:span><text:span text:style-name="T8">0035411, </text:span><text:span text:style-name="T1">prometo pela minha honra que fui honesto e não trapaceei nessa avaliação passando ou recebendo cola.</text:span></text:p>
      <text:p text:style-name="Standard"><text:span text:style-name="T1"/></text:p>
      <text:p text:style-name="Standard"><text:span text:style-name="T1">Formiga, MG, 11 de março de 2021.</text:span></text:p>
      <text:p text:style-name="Standard"><text:span text:style-name="T1">________________________________________________________________________</text:span></text:p>
      <text:p text:style-name="Standard"><text:span text:style-name="T1"/></text:p>
      <text:p text:style-name="Standard"><text:span text:style-name="T9">Exercício</text:span><text:span text:style-name="T1"> 1 )<text:line-break/></text:span></text:p>
      <text:p text:style-name="P1">Função maiores3elementosStart (k):</text:p>
      <text:p text:style-name="P1"><text:tab/>inicio = 0</text:p>
      <text:p text:style-name="P1"><text:tab/>fim = tamanho(k) // tamanho dos elementos de K</text:p>
      <text:p text:style-name="P1"><text:tab/>resposta = maiores3elementos (k, inicio, fim)</text:p>
      <text:p text:style-name="P1"><text:tab/></text:p>
      <text:p text:style-name="P1"/>
      <text:p text:style-name="P1">Função maiores3elementos (k, inicio, fim):</text:p>
      <text:p text:style-name="P1"/>
      <text:p text:style-name="P1"><text:tab/>Se inicio &lt; fim entao</text:p>
      <text:p text:style-name="P1"><text:tab/><text:tab/>meio = (inicio + fim) /2</text:p>
      <text:p text:style-name="P1"><text:tab/><text:tab/>res1 = maiores3elementos (k, inicio, meio)</text:p>
      <text:p text:style-name="P1"><text:s text:c="12"/><text:tab/>res2 = maiores3elementos (k, meio+1, fim)</text:p>
      <text:p text:style-name="P1"><text:tab/><text:tab/>retorna resultado(res1,res2)</text:p>
      <text:p text:style-name="P1"/>
      <text:p text:style-name="P1"><text:tab/>Se não</text:p>
      <text:p text:style-name="P1"><text:s text:c="2"/><text:tab/><text:tab/>vetPossivel = [ k[inicio], -INF, -INF ]</text:p>
      <text:p text:style-name="P1"><text:tab/><text:tab/>para cada <text:s/>i em (inicio até fim) :</text:p>
      <text:p text:style-name="P1"><text:s/><text:tab/><text:tab/><text:tab/>para cada <text:s/>j <text:s/>em (0 até 3):</text:p>
      <text:p text:style-name="P1"><text:tab/><text:tab/><text:tab/><text:tab/>Se k[i] &gt; vetPossivel[0] então</text:p>
      <text:p text:style-name="P1"><text:tab/><text:tab/><text:tab/><text:tab/><text:tab/>vetPossivel[0] = k[i]</text:p>
      <text:p text:style-name="P1"><text:tab/><text:tab/><text:tab/><text:tab/>Se não</text:p>
      <text:p text:style-name="P1"><text:tab/><text:tab/><text:tab/><text:tab/><text:tab/>Se k[i] &gt; vetPossivel[1] então</text:p>
      <text:p text:style-name="P1"><text:tab/><text:tab/><text:tab/><text:tab/><text:tab/><text:tab/>vetPossivel[1] = k[i]</text:p>
      <text:p text:style-name="P1"><text:tab/><text:tab/><text:tab/><text:tab/><text:tab/>Se não</text:p>
      <text:p text:style-name="P1"><text:tab/><text:tab/><text:tab/><text:tab/><text:tab/><text:tab/>Se k[i] &gt; <text:s/>vetPossivel[2] então</text:p>
      <text:p text:style-name="P1"><text:tab/><text:tab/><text:tab/><text:tab/><text:tab/><text:tab/><text:tab/>vetPossivel[2] = k[i]</text:p>
      <text:p text:style-name="P1"><text:tab/><text:tab/>retorna <text:s/>vetPossivel</text:p>
      <text:p text:style-name="P1"/>
      <text:p text:style-name="P1">Função resultado(res1, res2 ):</text:p>
      <text:p text:style-name="P1"><text:tab/></text:p>
      <text:p text:style-name="P1"><text:tab/>resposta = [ res1[0], res1[1], res1[2] ]</text:p>
      <text:p text:style-name="P1"><text:tab/>Troca = True</text:p>
      <text:p text:style-name="P1"><text:tab/>Enquanto Troca == True</text:p>
      <text:p text:style-name="P1"><text:tab/><text:tab/>Troca = False</text:p>
      <text:p text:style-name="P1"><text:tab/><text:tab/>indice = 0</text:p>
      <text:p text:style-name="P1"><text:tab/><text:tab/>Para cada i em res2:</text:p>
      <text:p text:style-name="P1"><text:tab/><text:tab/><text:tab/>Se i &gt; resposta[indice]</text:p>
      <text:p text:style-name="P1"><text:tab/><text:tab/><text:tab/><text:tab/>resposta[indice] = i</text:p>
      <text:p text:style-name="P1"><text:tab/><text:tab/><text:tab/><text:tab/>i = i+1</text:p>
      <text:p text:style-name="P1"><text:tab/><text:tab/><text:tab/><text:tab/>Troca = True</text:p>
      <text:p text:style-name="P1"><text:tab/><text:tab/>indice = 0</text:p>
      <text:p text:style-name="P1"><text:tab/><text:tab/>Para cada i em res1:</text:p>
      <text:p text:style-name="P1"><text:tab/><text:tab/><text:tab/>Se i &gt; resposta[indice]</text:p>
      <text:p text:style-name="P1"><text:soft-page-break/><text:tab/><text:tab/><text:tab/><text:tab/>resposta[indice] = i</text:p>
      <text:p text:style-name="P1"><text:tab/><text:tab/><text:tab/><text:tab/>i = i+1</text:p>
      <text:p text:style-name="P1"><text:tab/><text:tab/><text:tab/><text:tab/>Troca = True</text:p>
      <text:p text:style-name="P1"/>
      <text:p text:style-name="P1"><text:tab/>retorna resposta</text:p>
      <text:p text:style-name="P1"><text:tab/><text:tab/></text:p>
      <text:p text:style-name="P1"><text:tab/></text:p>
      <text:p text:style-name="P8"><text:s text:c="6"/>questão 2)</text:p>
      <text:p text:style-name="P8"/>
      <text:p text:style-name="P8">Valores possíveis para ultimo = [N, S, L, O, NL, NO, SL, SO]</text:p>
      <text:p text:style-name="P8"/>
      <text:p text:style-name="P8">função checkBombaStart(x,y):</text:p>
      <text:p text:style-name="P8"><text:s text:c="8"/>Se Aqui(x,y) então:</text:p>
      <text:p text:style-name="P8"><text:tab/><text:tab/>Achou = True</text:p>
      <text:p text:style-name="P8"><text:s text:c="16"/>retorna(x,y)</text:p>
      <text:p text:style-name="P8"/>
      <text:p text:style-name="P8"><text:s text:c="8"/>Se Norte(x,y) então:</text:p>
      <text:p text:style-name="P8"><text:s text:c="16"/>Se Leste(x,y) então</text:p>
      <text:p text:style-name="P8"><text:s text:c="24"/>retorna checkBomba(x+1, y+1, 'NL')</text:p>
      <text:p text:style-name="P8"><text:s text:c="16"/>Se Oeste(x,y) então</text:p>
      <text:p text:style-name="P8"><text:s text:c="24"/>retorna checkBomba(x-1, y+1, 'NO')</text:p>
      <text:p text:style-name="P8"><text:s text:c="16"/>retorna checkBomba(x, y+1 ,'N')</text:p>
      <text:p text:style-name="P8"/>
      <text:p text:style-name="P8"><text:s text:c="8"/>Se Sul(x,y) então:</text:p>
      <text:p text:style-name="P8"><text:s text:c="16"/>Se Leste(x,y) então</text:p>
      <text:p text:style-name="P8"><text:s text:c="24"/>retorna checkBomba(x+1, y-1, 'SL')</text:p>
      <text:p text:style-name="P8"><text:s text:c="16"/>Se Oeste(x,y) então</text:p>
      <text:p text:style-name="P8"><text:s text:c="24"/>retorna checkBomba(x-1, y-1, 'SO')</text:p>
      <text:p text:style-name="P8"><text:s text:c="16"/>retorna checkBomba(x, y-1, 'S')</text:p>
      <text:p text:style-name="P8"/>
      <text:p text:style-name="P8"><text:s text:c="8"/>Se Leste(x,y) então</text:p>
      <text:p text:style-name="P8"><text:s text:c="16"/>retorna checkBomba(x+1, y, 'L' )</text:p>
      <text:p text:style-name="P8"/>
      <text:p text:style-name="P8"><text:s text:c="8"/>Se Oeste(x,y) então</text:p>
      <text:p text:style-name="P8"><text:s text:c="16"/>retorna checkBomba(x-1, y, 'O')</text:p>
      <text:p text:style-name="P8"/>
      <text:p text:style-name="P8"/>
      <text:p text:style-name="P8">função checkBomba(x,y,ultimo):</text:p>
      <text:p text:style-name="P8"><text:s text:c="8"/>Se Aqui(x,y) então:</text:p>
      <text:p text:style-name="P8"><text:tab/><text:tab/>Achou = True</text:p>
      <text:p text:style-name="P8"><text:s text:c="16"/>retorna(x,y)</text:p>
      <text:p text:style-name="P8"/>
      <text:p text:style-name="P8"><text:s text:c="8"/>Se Ultimo == 'N' então</text:p>
      <text:p text:style-name="P8"><text:s text:c="16"/>retorna checkBomba(x, y+1, 'N')</text:p>
      <text:p text:style-name="P8"/>
      <text:p text:style-name="P8"><text:s text:c="8"/>Se Ultimo == 'NL' então</text:p>
      <text:p text:style-name="P8"><text:s text:c="16"/>Se Norte(x,y) então:</text:p>
      <text:p text:style-name="P8"><text:s text:c="24"/>Se Leste(x,y) então</text:p>
      <text:p text:style-name="P8"><text:s text:c="32"/>retorna checkBomba(x+1, y+1, 'NL')</text:p>
      <text:p text:style-name="P8"><text:s text:c="24"/>retorna checkBomba(x, y+1, 'N')</text:p>
      <text:p text:style-name="P8"><text:s text:c="16"/>retorna checkBomba(x+1, y, 'L')</text:p>
      <text:p text:style-name="P8"/>
      <text:p text:style-name="P8"><text:soft-page-break/><text:s text:c="8"/>Se Ultimo == 'NO' então</text:p>
      <text:p text:style-name="P8"><text:s text:c="16"/>Se Norte(x,y) então:</text:p>
      <text:p text:style-name="P8"><text:s text:c="24"/>Se Oeste(x,y) então</text:p>
      <text:p text:style-name="P8"><text:s text:c="32"/>retorna checkBomba(x-1, y+1, 'NO')</text:p>
      <text:p text:style-name="P8"><text:s text:c="24"/>retorna checkBomba(x, y+1, 'N')</text:p>
      <text:p text:style-name="P8"><text:s text:c="16"/>retorna checkBomba(x-1, y, 'O')</text:p>
      <text:p text:style-name="P8"/>
      <text:p text:style-name="P8"><text:s text:c="8"/>Se Ultimo == 'S' então</text:p>
      <text:p text:style-name="P8"><text:s text:c="16"/>retorna checkBomba(x, y-1, 'S')</text:p>
      <text:p text:style-name="P8"/>
      <text:p text:style-name="P8"><text:s text:c="8"/>Se Ultimo == 'SL' então</text:p>
      <text:p text:style-name="P8"><text:s text:c="16"/>Se Sul(x,y) então:</text:p>
      <text:p text:style-name="P8"><text:s text:c="24"/>Se Leste(x,y) então</text:p>
      <text:p text:style-name="P8"><text:s text:c="32"/>retorna checkBomba(x+1, y-1, 'SL')</text:p>
      <text:p text:style-name="P8"><text:s text:c="24"/>retorna checkBomba(x, y-1, 'S')</text:p>
      <text:p text:style-name="P8"><text:s text:c="16"/>retorna checkBomba(x+1, y, 'L')</text:p>
      <text:p text:style-name="P8"/>
      <text:p text:style-name="P8"><text:s text:c="8"/>Se Ultimo == 'SO' então</text:p>
      <text:p text:style-name="P8"><text:s text:c="16"/>Se Sul(x,y) então:</text:p>
      <text:p text:style-name="P8"><text:s text:c="24"/>Se Oeste(x,y) então</text:p>
      <text:p text:style-name="P8"><text:s text:c="32"/>retorna checkBomba(x-1, y-1, 'SO')</text:p>
      <text:p text:style-name="P8"><text:s text:c="24"/>retorna checkBomba(x, y-1, 'S')</text:p>
      <text:p text:style-name="P8"><text:s text:c="16"/>retorna checkBomba(x-1, y, 'O')</text:p>
      <text:p text:style-name="P8"/>
      <text:p text:style-name="P8"><text:s text:c="8"/>Se Ultimo == 'L' então</text:p>
      <text:p text:style-name="P8"><text:s text:c="16"/>retorna checkBomba(x+1, y, 'L')</text:p>
      <text:p text:style-name="P8"/>
      <text:p text:style-name="P8"><text:s text:c="8"/>Se Ultimo == 'O' então</text:p>
      <text:p text:style-name="P8"><text:s text:c="16"/>retorna checkBomba(x-1, y, 'O')</text:p>
      <text:p text:style-name="P13">Questão 3)</text:p>
      <text:p text:style-name="P8">Tem ‘N’ delegados sendo que maioria majoritária é de um único partido ou seja a quantidade de partidos vai de 1 até [(n/2) -1]</text:p>
      <text:p text:style-name="P8"/>
      <text:p text:style-name="P8"/>
      <text:p text:style-name="P8"/>
      <text:p text:style-name="P8">N = Quantidade de delegados</text:p>
      <text:p text:style-name="P8">check = Função que verifica se dois delegados são ou não do mesmo partido</text:p>
      <text:p text:style-name="P8">vetCheck = [ 1 … N ]// Candidatos que não se sabem quais os partidos</text:p>
      <text:p text:style-name="P8">vetPartidos = [[]] // Vetor de vetor porem inicializa Vazio</text:p>
      <text:p text:style-name="P8">maiorPartido = vetPartidos[0] // Indica qual o partido com mais delegados</text:p>
      <text:p text:style-name="P8"/>
      <text:p text:style-name="P8">para cada i em vetCheck:</text:p>
      <text:p text:style-name="P8"><text:s text:c="11"/>vetPartido = [i] // i é o primeiro candidato do partido</text:p>
      <text:p text:style-name="P8"><text:tab/>para cada J em vetCheck:</text:p>
      <text:p text:style-name="P8"><text:tab/><text:tab/>Se i != J então // para não verificar um candidato com ele Mesmo</text:p>
      <text:p text:style-name="P8"><text:tab/><text:tab/><text:tab/>result = check(i,J) // Verifica se i e j são ou não do mesmo partido</text:p>
      <text:p text:style-name="P8"><text:tab/><text:tab/><text:tab/>Se result então</text:p>
      <text:p text:style-name="P8"><text:tab/><text:tab/><text:tab/><text:tab/>remove j de vetCheck </text:p>
      <text:p text:style-name="P8"><text:tab/><text:tab/><text:tab/> <text:tab/>vetPartido = <text:s/>vetPartido + J // Inclui J como candidato do partido</text:p>
      <text:p text:style-name="P8"><text:tab/><text:tab/><text:tab/>Se tamanho(vetPartido) &gt; tamanho(maiorPartido) então</text:p>
      <text:p text:style-name="P8"><text:tab/><text:tab/><text:tab/><text:tab/>maiorPartido = vetPartido</text:p>
      <text:p text:style-name="P8"/>
      <text:p text:style-name="P8"/>
      <text:p text:style-name="P8">O partido com maior quantidade é o partido presente em <text:s/>maiorPartido</text:p>
      <text:p text:style-name="P8"><text:span text:style-name="T1"/></text:p>
      <text:p text:style-name="P13">Questão 4)a)</text:p>
      <text:p text:style-name="P8"/>
      <text:p text:style-name="P8">Dado um conjunto problema 'p' passar os elementos para um vetor 'vetor' contendo o peso </text:p>
      <text:p text:style-name="P8">vetor = Ordenar(vetor)</text:p>
      <text:p text:style-name="P8">tamanho = Tamanho(vetor)</text:p>
      <text:p text:style-name="P12"><text:span text:style-name="Source_20_Text"><text:span text:style-name="T1"/></text:span></text:p>
      <text:p text:style-name="P12"><text:span text:style-name="Source_20_Text"><text:span text:style-name="T1">Se umLado(vetor, tamanho) == Verdadeiro então</text:span></text:span></text:p>
      <text:p text:style-name="P12"><text:span text:style-name="Source_20_Text"><text:span text:style-name="T1">    retorne Verdadeiro</text:span></text:span></text:p>
      <text:p text:style-name="P12"><text:span text:style-name="Source_20_Text"><text:span text:style-name="T1">Se não:</text:span></text:span></text:p>
      <text:p text:style-name="P12"><text:span text:style-name="Source_20_Text"><text:span text:style-name="T1">    retorne Falso</text:span></text:span></text:p>
      <text:p text:style-name="P12"><text:span text:style-name="Source_20_Text"><text:span text:style-name="T1"/></text:span></text:p>
      <text:p text:style-name="P12"><text:span text:style-name="Source_20_Text"><text:span text:style-name="T1">Função subConjuntoValido(vet, tamanho, total):</text:span></text:span></text:p>
      <text:p text:style-name="P12"><text:span text:style-name="Source_20_Text"><text:span text:style-name="T1"><text:s text:c="4"/>Se total == 0 então</text:span></text:span></text:p>
      <text:p text:style-name="P12"><text:span text:style-name="Source_20_Text"><text:span text:style-name="T1"><text:tab/>retorna Verdadeiro</text:span></text:span></text:p>
      <text:p text:style-name="P12"><text:span text:style-name="Source_20_Text"><text:span text:style-name="T1">    Se tamanho == 0 e total != 0 então</text:span></text:span></text:p>
      <text:p text:style-name="P12"><text:span text:style-name="Source_20_Text"><text:span text:style-name="T1">   <text:tab/>retorna Falso</text:span></text:span></text:p>
      <text:p text:style-name="P12"><text:span text:style-name="Source_20_Text"><text:span text:style-name="T1"><text:s text:c="4"/>Se vetor[ tamanho-1 ] &gt; total então</text:span></text:span></text:p>
      <text:p text:style-name="P12"><text:span text:style-name="Source_20_Text"><text:span text:style-name="T1"><text:tab/>retorna subConjuntoValido(vetor, tamanho-1, total)</text:span></text:span></text:p>
      <text:p text:style-name="P12"><text:span text:style-name="T1"><text:s text:c="4"/>retorna </text:span><text:span text:style-name="Source_20_Text"><text:span text:style-name="T1">subConjuntoValido(vetor, tamanho-1, total) ou</text:span></text:span><text:span text:style-name="T1"> </text:span><text:span text:style-name="Source_20_Text"><text:span text:style-name="T1">subConjuntoValido(vetor, tamanho-1, total - vetor[tamanho-1])</text:span></text:span></text:p>
      <text:p text:style-name="P8"> </text:p>
      <text:p text:style-name="P12"><text:span text:style-name="Source_20_Text"><text:span text:style-name="T1">Função</text:span></text:span><text:span text:style-name="T1"> u</text:span><text:span text:style-name="Source_20_Text"><text:span text:style-name="T1">mLado(vet, tamanho):</text:span></text:span></text:p>
      <text:p text:style-name="P12"><text:span text:style-name="Source_20_Text"><text:span text:style-name="T1"><text:s text:c="4"/>total </text:span></text:span><text:span text:style-name="T1"><text:s/></text:span><text:span text:style-name="Source_20_Text"><text:span text:style-name="T1">=</text:span></text:span><text:span text:style-name="T1"> somatório</text:span><text:span text:style-name="Source_20_Text"><text:span text:style-name="T1">(vet)</text:span></text:span></text:p>
      <text:p text:style-name="P12"><text:span text:style-name="Source_20_Text"><text:span text:style-name="T1">    Se soma for par então</text:span></text:span></text:p>
      <text:p text:style-name="P12"><text:span text:style-name="Source_20_Text"><text:span text:style-name="T1"><text:tab/>retorna Falso</text:span></text:span></text:p>
      <text:p text:style-name="P12"><text:span text:style-name="Source_20_Text"><text:span text:style-name="T1"><text:s text:c="4"/>retorna</text:span></text:span><text:span text:style-name="T1"> </text:span><text:span text:style-name="Source_20_Text"><text:span text:style-name="T1">subConjuntoValido(vetor, tamanho, total/</text:span></text:span><text:span text:style-name="T1"> </text:span><text:span text:style-name="Source_20_Text"><text:span text:style-name="T1">2)</text:span></text:span></text:p>
      <text:p text:style-name="P8"> </text:p>
      <text:p text:style-name="P8"/>
      <text:p text:style-name="P8">b)</text:p>
      <text:p text:style-name="P8">Dado um conjunto problema 'p' passar os elementos para um vetor 'vetor' <text:s/>contendo o peso <text:s/></text:p>
      <text:p text:style-name="P8">vetor = Ordenar(vetor)</text:p>
      <text:p text:style-name="P12"><text:span text:style-name="Source_20_Text"><text:span text:style-name="T1">tamanho = Tamanho(vetor)</text:span></text:span></text:p>
      <text:p text:style-name="P12"><text:span text:style-name="Source_20_Text"><text:span text:style-name="T1">Se</text:span></text:span><text:span text:style-name="T1"> </text:span><text:span text:style-name="Source_20_Text"><text:span text:style-name="T1">umLado(vetor, tamanho) ==</text:span></text:span><text:span text:style-name="T1"> </text:span><text:span text:style-name="Source_20_Text"><text:span text:style-name="T1">Verdadeiro:</text:span></text:span></text:p>
      <text:p text:style-name="P12"><text:span text:style-name="Source_20_Text"><text:span text:style-name="T1"><text:tab/>retorna Verdadeiro</text:span></text:span></text:p>
      <text:p text:style-name="P12"><text:span text:style-name="Source_20_Text"><text:span text:style-name="T1">Se não:</text:span></text:span></text:p>
      <text:p text:style-name="P12"><text:span text:style-name="Source_20_Text"><text:span text:style-name="T1"><text:tab/>retorna Falso</text:span></text:span></text:p>
      <text:p text:style-name="P12"><text:span text:style-name="Source_20_Text"><text:span text:style-name="T1">função findPartition(vetor, tamanho):</text:span></text:span></text:p>
      <text:p text:style-name="P12"><text:span text:style-name="Source_20_Text"><text:span text:style-name="T1"><text:s text:c="4"/>soma = Somatorio(vet)</text:span></text:span></text:p>
      <text:p text:style-name="P12"><text:span text:style-name="Source_20_Text"><text:span text:style-name="T1"><text:s text:c="4"/>Se soma não for par</text:span></text:span></text:p>
      <text:p text:style-name="P12"><text:span text:style-name="Source_20_Text"><text:span text:style-name="T1"><text:s/><text:tab/>retorna Falso</text:span></text:span></text:p>
      <text:p text:style-name="P12"><text:span text:style-name="Source_20_Text"><text:span text:style-name="T1"><text:s text:c="4"/>part = Matrix de dimensão [tamanho+1] por [(soma/2)+1] com valores iniciais de Verdadeiro</text:span></text:span></text:p>
      <text:p text:style-name="P12"><text:span text:style-name="Source_20_Text"><text:span text:style-name="T1"><text:s text:c="4"/>Para cada i em ( 1 até soma//2 + 1):</text:span></text:span></text:p>
      <text:p text:style-name="P12"><text:span text:style-name="Source_20_Text"><text:span text:style-name="T1"><text:s text:c="8"/>part[i][0] = False</text:span></text:span></text:p>
      <text:p text:style-name="P12"><text:span text:style-name="Source_20_Text"><text:span text:style-name="T1"><text:s text:c="4"/>Para cada i em (1 até (soma/2 + 1) )então</text:span></text:span></text:p>
      <text:p text:style-name="P12"><text:span text:style-name="Source_20_Text"><text:span text:style-name="T1"><text:s text:c="8"/>Para cada</text:span></text:span><text:span text:style-name="T1"> </text:span><text:span text:style-name="Source_20_Text"><text:span text:style-name="T1">j em</text:span></text:span><text:span text:style-name="T1"> </text:span><text:span text:style-name="Source_20_Text"><text:span text:style-name="T1">(1 até tamanho+1)então</text:span></text:span></text:p>
      <text:p text:style-name="P12"><text:span text:style-name="Source_20_Text"><text:span text:style-name="T1"><text:s text:c="12"/>part[i][j] = </text:span></text:span><text:span text:style-name="T1"><text:s/></text:span><text:span text:style-name="Source_20_Text"><text:span text:style-name="T1">part[i][j-1]</text:span></text:span></text:p>
      <text:p text:style-name="P12"><text:span text:style-name="Source_20_Text"><text:span text:style-name="T1"><text:s text:c="16"/>Se</text:span></text:span><text:span text:style-name="T1"> </text:span><text:span text:style-name="Source_20_Text"><text:span text:style-name="T1">i &gt;= vetor[j -1] então</text:span></text:span></text:p>
      <text:p text:style-name="P12"><text:span text:style-name="Source_20_Text"><text:span text:style-name="T1"><text:s text:c="20"/>part[i][j] =</text:span></text:span><text:span text:style-name="T1"> </text:span><text:span text:style-name="Source_20_Text"><text:span text:style-name="T1">(part[i][j] ou part[i- vetor[j –</text:span></text:span><text:span text:style-name="T1"> </text:span><text:span text:style-name="Source_20_Text"><text:span text:style-name="T1">1] ][j-1])</text:span></text:span></text:p>
      <text:p text:style-name="P12"><text:span text:style-name="Source_20_Text"><text:span text:style-name="T1"><text:s text:c="8"/>return</text:span></text:span><text:span text:style-name="T1"> </text:span><text:span text:style-name="Source_20_Text"><text:span text:style-name="T1">part[soma</text:span></text:span><text:span text:style-name="T1"> </text:span><text:span text:style-name="Source_20_Text"><text:span text:style-name="T1">/</text:span></text:span><text:span text:style-name="T1"> </text:span><text:span text:style-name="Source_20_Text"><text:span text:style-name="T1">2][n]</text:span></text:span></text:p>
      <text:p text:style-name="P8"><text:soft-page-break/> </text:p>
      <text:p text:style-name="P8"/>
      <text:p text:style-name="P8">c)</text:p>
      <text:p text:style-name="P8">Dado um conjunto problema 'p' passar os elementos para um vetor 'vetor' contendo o peso</text:p>
      <text:p text:style-name="P8">vetor = OrdenarDescrescente(vetor)</text:p>
      <text:p text:style-name="P12"><text:span text:style-name="Source_20_Text"><text:span text:style-name="T1">tamanho = Tamanho(vetor)</text:span></text:span></text:p>
      <text:p text:style-name="P12"><text:span text:style-name="Source_20_Text"><text:span text:style-name="T1">soma = Somatório(vetor)</text:span></text:span></text:p>
      <text:p text:style-name="P12"><text:span text:style-name="Source_20_Text"><text:span text:style-name="T1">resposta = [0]</text:span></text:span></text:p>
      <text:p text:style-name="P12"><text:span text:style-name="Source_20_Text"><text:span text:style-name="T1">Para cada <text:s/>i em ( vetor ) então</text:span></text:span></text:p>
      <text:p text:style-name="P12"><text:span text:style-name="Source_20_Text"><text:span text:style-name="T1"><text:s text:c="8"/>Se ( i + Somatório(resposta) ) &lt;= (soma/2) então</text:span></text:span></text:p>
      <text:p text:style-name="P12"><text:span text:style-name="Source_20_Text"><text:span text:style-name="T1"><text:tab/>Adiciona i ao vetor respostas</text:span></text:span></text:p>
      <text:p text:style-name="P12"><text:span text:style-name="Source_20_Text"><text:span text:style-name="T1">Retorna (Somatório(resposta) == soma/2)</text:span></text:span></text:p>
      <text:p text:style-name="P12"><text:span text:style-name="Source_20_Text"><text:span text:style-name="T1"/></text:span></text:p>
      <text:p text:style-name="P12"><text:span text:style-name="Source_20_Text"><text:span text:style-name="T1">Sim resolve pois sempre parte de um estado subotimo que é onde o maior elemento possível foi adicionado em um dos lados e se este lado estiver balanceado no final significa que o outro lado também estara</text:span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p text:style-name="P8"/>
      <text:p text:style-name="P8"/>
      <text:p text:style-name="P8"/>
      <text:p text:style-name="P13">Questão 5)</text:p>
      <text:p text:style-name="P8"/>
      <text:p text:style-name="P8">função distancia(cidadeOrigem,cidadeDestino)</text:p>
      <text:p text:style-name="P8"><text:s text:c="4"/>Dado o grafo g retorna a distancia entre cidadeOrigem,cidadeDestino assumindo que existe uma aresta de Origem para destino</text:p>
      <text:p text:style-name="P8"/>
      <text:p text:style-name="P8">função indexCidade(vetorCidade, cidadeAtual)</text:p>
      <text:p text:style-name="P8"><text:s text:c="4"/>//Verifica qual o indice da cidade Atual dentro do vetor Cidades</text:p>
      <text:p text:style-name="P8"><text:s text:c="4"/>index = 0</text:p>
      <text:p text:style-name="P8"><text:s text:c="4"/>Para cada cidade em <text:s/>vetorCidade</text:p>
      <text:p text:style-name="P8"><text:s text:c="8"/>Se cidadeAtual == cidade então</text:p>
      <text:p text:style-name="P8"><text:s text:c="12"/>Sai do laço de repetição</text:p>
      <text:p text:style-name="P8"><text:s text:c="8"/>Se não</text:p>
      <text:p text:style-name="P8"><text:s text:c="12"/>indexCidade = indexCidade + 1</text:p>
      <text:p text:style-name="P8"><text:s text:c="4"/>retorna index</text:p>
      <text:p text:style-name="P8"/>
      <text:p text:style-name="P8">função maxCidade(vetorCidade, cidadeAtual, tanque)</text:p>
      <text:p text:style-name="P8"><text:s text:c="4"/></text:p>
      <text:p text:style-name="P8"><text:s text:c="4"/>indexInicial= indexCidade( vetorCidade, cidadeAtual)</text:p>
      <text:p text:style-name="P8"><text:s text:c="4"/>indexFinal = <text:s text:c="2"/>indexInicial</text:p>
      <text:p text:style-name="P8"><text:s text:c="4"/>index = <text:s/>indexInicial</text:p>
      <text:p text:style-name="P8"/>
      <text:p text:style-name="P8"><text:s text:c="4"/>Para cada cidade em ( vetorCidade[ indexInicial] até <text:s text:c="2"/>vetorCidade[ Tamanho(vetorCidade)] <text:s/>)</text:p>
      <text:p text:style-name="P8"><text:s text:c="8"/>Se cidade == vetorCidade[ Tamanho(vetorCidade)] então</text:p>
      <text:p text:style-name="P8"><text:s text:c="12"/>retorna (index,indexFinal)</text:p>
      <text:p text:style-name="P8"><text:s text:c="8"/>Se tanque - distancia(cidade, vetorCidade[ index+1]) &gt;= 0 então</text:p>
      <text:p text:style-name="P8"><text:s text:c="8"/><text:tab/>tanque = tanque – distancia(cidade, vetorCidade[ index+1])</text:p>
      <text:p text:style-name="P8"><text:s text:c="16"/>index = index + 1</text:p>
      <text:p text:style-name="P8"><text:s text:c="16"/>indexFinal = index</text:p>
      <text:p text:style-name="P8"><text:s text:c="8"/>Se não </text:p>
      <text:p text:style-name="P8"><text:s text:c="16"/>return (index,indexFinal)</text:p>
      <text:p text:style-name="P8"/>
      <text:p text:style-name="P8"/>
      <text:p text:style-name="P8">função <text:s/>ondeAbastecer(range, vetorPrecoGasolina)</text:p>
      <text:p text:style-name="P8"><text:s text:c="4"/>indexAtual = range[0]</text:p>
      <text:p text:style-name="P8"><text:s text:c="4"/>indexMenorValor = <text:s/>indexAtual</text:p>
      <text:p text:style-name="P8"><text:s text:c="4"/>menorValor = vetorPrecoGasolina[ range[0] ]</text:p>
      <text:p text:style-name="P8"><text:s text:c="4"/>Para cada valor em (vetorPrecoGasolina[ range[0] ] até vetorPrecoGasolina[ range[1] ] )</text:p>
      <text:p text:style-name="P8"><text:s text:c="8"/>Se <text:s text:c="2"/>valor &lt; menorValor então</text:p>
      <text:p text:style-name="P8"><text:tab/>indexMenorValor = <text:s text:c="2"/>indexAtual</text:p>
      <text:p text:style-name="P8"><text:s text:c="4"/><text:tab/>menorValor = vetorPrecoGasolina[ indexMenorValor ]</text:p>
      <text:p text:style-name="P8"><text:s text:c="9"/>indexAtual = <text:s/>indexAtual + 1</text:p>
      <text:p text:style-name="P8"><text:s text:c="4"/>retorna <text:s/>indexMenorValor</text:p>
      <text:p text:style-name="P8"><text:s text:c="8"/></text:p>
      <text:p text:style-name="P8"/>
      <text:p text:style-name="P8"/>
      <text:p text:style-name="P8"/>
      <text:p text:style-name="P8">função Resolve(g,k,r,p)</text:p>
      <text:p text:style-name="P8"><text:s text:c="4"/>totalCidades = Tamanho(r)</text:p>
      <text:p text:style-name="P8"><text:s text:c="4"/><text:span text:style-name="T13">capacidade = k</text:span></text:p>
      <text:p text:style-name="P8"><text:s text:c="4"/>tanque = k</text:p>
      <text:p text:style-name="P12"><text:soft-page-break/><text:span text:style-name="T1"><text:s text:c="4"/></text:span><text:span text:style-name="T2">vetorCidade</text:span><text:span text:style-name="T1"> = r</text:span></text:p>
      <text:p text:style-name="P12"><text:span text:style-name="T1"><text:s text:c="4"/></text:span><text:span text:style-name="T2">vetorPrecoGasolina</text:span><text:span text:style-name="T1"> = p</text:span></text:p>
      <text:p text:style-name="P12"><text:span text:style-name="T1"><text:s text:c="4"/></text:span><text:span text:style-name="T6">abastecimento = []</text:span></text:p>
      <text:p text:style-name="P8"><text:s text:c="4"/></text:p>
      <text:p text:style-name="P8"><text:s text:c="4"/></text:p>
      <text:p text:style-name="P8"><text:s text:c="4"/>Para cada cidade em ordenCidades:</text:p>
      <text:p text:style-name="P12"><text:span text:style-name="T1"><text:s text:c="8"/></text:span><text:span text:style-name="T2">index = indexCidade(vetorCidade, cidade)</text:span></text:p>
      <text:p text:style-name="P12"><text:span text:style-name="T2"><text:s text:c="8"/></text:span></text:p>
      <text:p text:style-name="P12"><text:span text:style-name="T2"><text:s text:c="8"/>//</text:span><text:span text:style-name="T3">Caso não esteja na ultima cidade</text:span></text:p>
      <text:p text:style-name="P12"><text:span text:style-name="T2"><text:s text:c="8"/>Se index != Tamanho( vetorCidade ) - 1 </text:span><text:span text:style-name="T3">então</text:span></text:p>
      <text:p text:style-name="P12"><text:span text:style-name="T2"/></text:p>
      <text:p text:style-name="P8"><text:s text:c="8"/><text:tab/>// <text:span text:style-name="T10">Verifico se consigo ir para a próxima cidade</text:span></text:p>
      <text:p text:style-name="P8"><text:s text:c="8"/><text:tab/><text:span text:style-name="T10">Se distancia(cidade, </text:span><text:span text:style-name="T11">vetorCidade</text:span><text:span text:style-name="T12">[index+1] </text:span><text:span text:style-name="T10">) </text:span><text:span text:style-name="T11">&gt; tanque</text:span></text:p>
      <text:p text:style-name="P8"><text:s text:c="13"/><text:span text:style-name="T11">retorna Falso</text:span></text:p>
      <text:p text:style-name="P8"/>
      <text:p text:style-name="P8"><text:s text:c="8"/><text:tab/>//verifico até onde é possível chegar com determinada gasolina</text:p>
      <text:p text:style-name="P8"><text:s text:c="8"/><text:tab/>range = maxCidade(vetorCidade, cidade, tanque)</text:p>
      <text:p text:style-name="P8"/>
      <text:p text:style-name="P8"><text:s text:c="8"/><text:tab/>//Onde há a gasolina mais barata</text:p>
      <text:p text:style-name="P12"><text:span text:style-name="T1"><text:s text:c="9"/><text:tab/></text:span><text:span text:style-name="T3">indexCidadeAbastecimento</text:span><text:span text:style-name="T4"> = </text:span><text:span text:style-name="T1">ondeAbastecer(</text:span><text:span text:style-name="T5">range,</text:span><text:span text:style-name="T1">vetorPrecoGasolina)</text:span></text:p>
      <text:p text:style-name="P8"/>
      <text:p text:style-name="P12"><text:span text:style-name="T1"><text:tab/>//</text:span><text:span text:style-name="T5">Abastece caso necessário</text:span></text:p>
      <text:p text:style-name="P8"><text:s text:c="11"/><text:span text:style-name="T12">Se index == indexCidadeAbastecimento </text:span><text:span text:style-name="T15">e tanque &lt; capacidade </text:span><text:span text:style-name="T12">então</text:span></text:p>
      <text:p text:style-name="P8"><text:s text:c="15"/><text:span text:style-name="T16">adiciona a lista de abastecimento = (index, capacidade - tanque)</text:span></text:p>
      <text:p text:style-name="P8"><text:s text:c="15"/><text:span text:style-name="T14">tanque = capacidade</text:span></text:p>
      <text:p text:style-name="P8"><text:s text:c="11"/><text:span text:style-name="T16">Se não</text:span></text:p>
      <text:p text:style-name="P12"><text:span text:style-name="T1"><text:s text:c="15"/></text:span><text:span text:style-name="T6">adiciona a lista de abastecimento = (index, 0)</text:span></text:p>
      <text:p text:style-name="P8"/>
      <text:p text:style-name="P8"><text:s text:c="10"/>//<text:span text:style-name="T15">Movimenta até a próxima cidade</text:span></text:p>
      <text:p text:style-name="P8"><text:s text:c="10"/><text:span text:style-name="T14">tanque = </text:span><text:span text:style-name="T15">tanque - </text:span><text:span text:style-name="T10">distancia(cidade, </text:span><text:span text:style-name="T11">vetorCidade</text:span><text:span text:style-name="T12">[index+1] </text:span><text:span text:style-name="T10">)</text:span></text:p>
      <text:p text:style-name="P8"/>
      <text:p text:style-name="P8"><text:s text:c="7"/>//<text:span text:style-name="T16">Chegou ao final</text:span></text:p>
      <text:p text:style-name="P8"><text:s text:c="7"/><text:span text:style-name="T14">Se não</text:span></text:p>
      <text:p text:style-name="P12"><text:span text:style-name="T1"><text:tab/>// </text:span><text:span text:style-name="T7">Houve abastecimento em excesso </text:span><text:span text:style-name="T6"><text:s text:c="2"/></text:span></text:p>
      <text:p text:style-name="P8"><text:s text:c="10"/><text:span text:style-name="T17">Se tanque != 0 </text:span></text:p>
      <text:p text:style-name="P8"><text:s text:c="11"/>// <text:span text:style-name="T17">Procura onde foi o ultimo abastecimento</text:span></text:p>
      <text:p text:style-name="P8"><text:s text:c="11"/><text:span text:style-name="T17">Para cada ponto em ( OrdemInversa(abastecimento) )</text:span></text:p>
      <text:p text:style-name="P12"><text:span text:style-name="T1"><text:s text:c="17"/></text:span><text:span text:style-name="T7">Se ponto[1] != 0</text:span></text:p>
      <text:p text:style-name="P12"><text:span text:style-name="T7"><text:s text:c="21"/>//Remove o excesso abastecido</text:span></text:p>
      <text:p text:style-name="P8"><text:s text:c="13"/><text:tab/><text:span text:style-name="T17">ponto[1] = ponto[1] – tanque</text:span></text:p>
      <text:p text:style-name="P8"/>
      <text:p text:style-name="P8"><text:s text:c="3"/>//<text:span text:style-name="T17">É factivel e retorna uma lista com os pontos onde se deve abastecer e quanto se deve abastecer</text:span></text:p>
      <text:p text:style-name="P8"><text:s text:c="3"/><text:span text:style-name="T17">retorna abastecimento</text:span></text:p>
      <text:p text:style-name="P8"><text:s text:c="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Tamanho" svg:font-family="Tamanho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2:27:16.048459338</meta:creation-date>
    <dc:date>2021-03-11T22:47:09.734641805</dc:date>
    <meta:editing-duration>PT2H7M17S</meta:editing-duration>
    <meta:editing-cycles>35</meta:editing-cycles>
    <meta:generator>LibreOffice/6.4.6.2$Linux_X86_64 LibreOffice_project/40$Build-2</meta:generator>
    <meta:document-statistic meta:table-count="0" meta:image-count="0" meta:object-count="0" meta:page-count="8" meta:paragraph-count="260" meta:word-count="1254" meta:character-count="9876" meta:non-whitespace-character-count="7062"/>
  </office:meta>
</office:document-meta>
</file>